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Times New Roman Greek" svg:font-family="Times New Roman Greek"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3"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P4" style:parent-style-name="Normal" style:family="paragraph">
      <style:paragraph-properties fo:widows="2" fo:orphans="2" style:vertical-align="auto" fo:margin-right="-0.3354in"/>
      <style:text-properties style:font-name="Times New Roman" style:font-name-asian="Times New Roman Cyr" style:font-name-complex="Times New Roman Greek" fo:font-size="10pt" style:font-size-asian="10pt" style:font-size-complex="10pt" style:language-asian="en" style:country-asian="US"/>
    </style:style>
    <style:style style:name="T5" style:parent-style-name="DefaultParagraphFont" style:family="text">
      <style:text-properties fo:font-weight="bold" style:font-weight-asian="bold"/>
    </style:style>
    <style:style style:name="S1" style:family="section">
      <style:section-properties fo:margin-left="0in" fo:margin-right="0in" style:writing-mode="lr-tb">
        <style:columns fo:column-count="3">
          <style:column style:rel-width="3213*" fo:start-indent="0in" fo:end-indent="0.2458in"/>
          <style:column style:rel-width="3213*" fo:start-indent="0.2458in" fo:end-indent="0.2458in"/>
          <style:column style:rel-width="3213*" fo:start-indent="0.2458in" fo:end-indent="0in"/>
        </style:columns>
      </style:section-properties>
    </style:style>
    <style:style style:name="T6" style:parent-style-name="DefaultParagraphFont" style:family="text">
      <style:text-properties fo:language="sv" fo:country="SE"/>
    </style:style>
    <style:style style:name="T7" style:parent-style-name="DefaultParagraphFont" style:family="text">
      <style:text-properties fo:language="sv" fo:country="SE"/>
    </style:style>
    <style:style style:name="T8" style:parent-style-name="DefaultParagraphFont" style:family="text">
      <style:text-properties fo:language="sv" fo:country="SE"/>
    </style:style>
    <style:style style:name="P9" style:parent-style-name="Standard" style:family="paragraph">
      <style:text-properties fo:language="sv" fo:country="SE"/>
    </style:style>
    <style:style style:name="T10" style:parent-style-name="DefaultParagraphFont" style:family="text">
      <style:text-properties fo:language="sv" fo:country="SE"/>
    </style:style>
    <style:style style:name="S2" style:family="section">
      <style:section-properties fo:margin-left="0in" fo:margin-right="0in" style:writing-mode="lr-tb"/>
    </style:style>
  </office:automatic-styles>
  <office:body>
    <office:text text:use-soft-page-breaks="true">
      <text:p text:style-name="P1">FSD1249 Ydinjätepäätös 2001. Aineistoon ja sen tekijöihin tulee viitata asianmukaisesti kaikissa julkaisuissa ja esityksissä, joissa aineistoa käytetään. Tietoarkiston antaman malliviittaustiedon voi merkitä lähdeluetteloon sellaisenaan tai sitä voi muokata julkaisun käytäntöjen mukaisesti.</text:p>
      <text:p text:style-name="P3"/>
      <text:p text:style-name="P4">Aineisto on (A) vapaasti käytettävissä ilman rekisteröitymistä (CC BY 4.0).</text:p>
      <text:p text:style-name="Footer"/>
      <text:p text:style-name="Standard"/>
      <text:p text:style-name="Standard"><text:s/>TaVM 6/2001 vp - M 7/2000 vp</text:p>
      <text:p text:style-name="Standard"/>
      <text:p text:style-name="Standard"><text:s/>TALOUSVALIOKUNNAN MIETINTÖ 6/2001 vp</text:p>
      <text:p text:style-name="Standard"/>
      <text:p text:style-name="Standard">Valtioneuvoston periaatepäätös 21 päivänä joulukuuta 2000 Posiva Oy:n hakemukseen Suomessa tuotetun käytetyn ydinpolttoaineen<text:s/>loppusijoituslaitoksen rakentamisesta</text:p>
      <text:p text:style-name="Standard"/>
      <text:p text:style-name="Standard"><text:s text:c="31"/>JOHDANTO</text:p>
      <text:h text:style-name="Heading1" text:outline-level="1">Vireilletulo</text:h>
      <text:p text:style-name="Standard"/>
      <text:p text:style-name="Standard">Eduskunta on 7 päivänä helmikuuta 2001 lähettänyt talousvaliokuntaan valmistelevasti käsiteltä­väksi valtioneuvoston periaatepäätöksen Posiva Oy:n hakemukseen Suomessa tuotetun käytetyn ydinpolttoaineen loppusijoituslaitoksen rakentamisesta (M 7/2000 vp ).</text:p>
      <text:p text:style-name="Standard"/>
      <text:p text:style-name="Standard"><text:s/><text:span text:style-name="T5">Lausunto</text:span></text:p>
      <text:p text:style-name="Standard"/>
      <text:p text:style-name="Standard"><text:s/>Eduskunnan päätöksen mukaisesti ympäristövaliokunta on antanut asiasta lausunnon</text:p>
      <text:p text:style-name="Standard"><text:s/>(YmVL 2/2001 vp ), joka on otettu tämän mietinnön<text:s/>liitteeksi.</text:p>
      <text:p text:style-name="Standard"/>
      <text:p text:style-name="Standard"><text:s/>Asiantuntijat</text:p>
      <text:p text:style-name="Standard"/>
      <text:p text:style-name="Standard"><text:s/>Valiokunnassa ovat olleet kuultavina</text:p>
      <text:p text:style-name="Standard"><text:s text:c="6"/>ylitarkastaja Anne Väätäinen, kauppa- ja teollisuusministeriö</text:p>
      <text:p text:style-name="Standard"><text:s text:c="6"/>budjettineuvos Elina Selinheimo, valtiovarainministeriö</text:p>
      <text:p text:style-name="Standard"><text:s text:c="6"/>ympäristöneuvos Olli Pahkala, ympäristöministeriö</text:p>
      <text:p text:style-name="Standard"><text:s text:c="6"/>toimitusjohtaja, hallitusneuvos Yrjö Sahrakorpi, Ydinjätehuoltorahasto</text:p>
      <text:p text:style-name="Standard"><text:s text:c="6"/>ydinjätehuoltorahaston tilintarkastaja, tarkastuspäällikkö Timo-Veli Sälli, Valtiontalouden</text:p>
      <text:p text:style-name="Standard"><text:s text:c="6"/>tarkastusvirasto</text:p>
      <text:p text:style-name="Standard"><text:s text:c="6"/>toimitusjohtaja Veijo Ryhänen, Posiva Oy</text:p>
      <text:p text:style-name="Standard"><text:s text:c="6"/>tutkijaprofessori Jouko Tuomisto, Kansanterveyslaitos</text:p>
      <text:p text:style-name="Standard"><text:s text:c="6"/>pääjohtaja Jukka Laaksonen, Säteilyturvakeskus STUK</text:p>
      <text:p text:style-name="Standard"><text:s text:c="6"/>tutkimusprofessori Runar Blomqvist, Geologian tutkimuskeskus GTK</text:p>
      <text:p text:style-name="Standard"><text:s text:c="6"/>professori Rainer Salomaa, Teknillinen korkeakoulu</text:p>
      <text:p text:style-name="Standard"><text:s text:c="6"/>tutkimusjohtaja Mikko Kara, VTT Energia</text:p>
      <text:p text:style-name="Standard"><text:s text:c="6"/>kunnanjohtaja Juhani Niinimäki, Eurajoen kunta</text:p>
      <text:p text:style-name="Standard"><text:s text:c="6"/>puheenjohtaja Heimo Nikula jäsenet Unto Heinonen Pentti Salonen Matti Valtonen, Eurajoen</text:p>
      <text:p text:style-name="Standard"><text:s text:c="6"/>kunnan ja Posivan yhteistyöryhmä</text:p>
      <text:p text:style-name="Standard"><text:s text:c="6"/>apulaisjohtaja Heikki Raumolin, Fortum Power and Heat Oy</text:p>
      <text:p text:style-name="Standard"><text:s text:c="6"/>johtaja Ami Rastas, Teollisuuden Voima Oyj</text:p>
      <text:p text:style-name="Standard"><text:s text:c="6"/>tutkija Tapio Litmanen, Jyväskylän yliopisto</text:p>
      <text:p text:style-name="Standard"><text:s text:c="6"/>akateemikko Pekka Jauho</text:p>
      <text:p text:style-name="Standard"/>
      <text:p text:style-name="Standard"><text:s text:c="27"/>PERIAATEPÄÄTÖS</text:p>
      <text:p text:style-name="Standard"/>
      <text:soft-page-break/>
      <text:p text:style-name="Standard">Suomen nykyisten ydinvoimalaitosten toiminnassa<text:s/>syntyvän käytetyn ydinpolttoaineen loppusijoi­tuslaitoksen, sellaisena kuin hakemuksen laitoskuvaus sen keskeisiltä toimintaperiaatteiltaan ja tur­vallisuuden varmistamiseen liittyviltä ratkaisuiltaan esittää, rakentaminen Eurajoen kunnan Olki­luotoon on<text:s/>yhteiskunnan kokonaisedun mukaista.</text:p>
      <text:p text:style-name="Standard"/>
      <text:p text:style-name="Standard">Tämän periaatepäätöksen nojalla loppusijoitustiloja voidaan rakentaa enintään sille määrälle käy­tettyä ydinpolttoainetta kuin Suomen nykyisten ydinvoimalaitosten kulloinkin voimassa olevien käyttölupien<text:s/>perusteella arvioidut loppusijoitustarpeet edellyttävät niin, että loppusijoitettavan ydinpolttoaineen määrä kokonaisuudessaan on enintään noin 4 000 tonnia. Tämä loppusijoituslai­tosta koskeva periaatepäätös merkitsee, että hanke voi edetä maanalaisten</text:p>
      <text:p text:style-name="Standard">tutkimustilojen rakentamiseen ja paikkakohtaisiin tarkempiin tutkimuksiin. Periaatepäätös raukeaa, mikäli rakennuslupaa käytetyn ydinpolttoaineen loppusijoituslaitoksen rakentamisen aloittamiseksi Olkiluotoon ei ole haettu 15 vuoden kuluessa siitä, kun eduskunta on päättänyt periaatepäätöksen voimaanjäämisestä.</text:p>
      <text:p text:style-name="Standard"/>
      <text:p text:style-name="Standard"><text:s text:c="21"/>VALIOKUNNAN KANNANOTOT</text:p>
      <text:p text:style-name="Standard"/>
      <text:h text:style-name="Heading1" text:outline-level="1">Perustelut</text:h>
      <text:p text:style-name="Standard"/>
      <text:p text:style-name="Standard">Ydinenergialain 15 §:n mukaan valtioneuvoston tekemä periaatepäätös, jossa ydinlaitoksen raken­tamisen on katsottu olevan yhteiskunnan kokonaisedun mukaista, on valtioneuvoston viipymättä annettava eduskunnan tarkastettavaksi. Eduskunta voi kumota periaatepäätöksen sellaisenaan tai päättää, että se jää sellaisenaan voimaan. <text:s/>Talousvaliokunta esittää, että periaatepäätös jää sellaise­naan voimaan. Tämä periaatepäätös ei ra­joita kauppa- ja teollisuusministeriön tai säteilyturvakes­kuksen mahdollisuuksia tehdä ydinenergia­lain 28 §:n nojalla päätöksiä tai antaa velvoitteita ydin­jätteiden huolehtimisvelvollisuuden toteutta­misesta.</text:p>
      <text:p text:style-name="Standard"/>
      <text:p text:style-name="Standard">Luvan loppusijoituslaitoksen rakentamiseen ja käyttämiseen myöntää valtioneuvosto. Periaatepää­töshakemuksen mukaan loppusijoituslaitoksen rakentaminen alkaisi vuoden 2010 jälkeen ja käyttö­vaihe vuonna 2020. <text:s/>Periaatepäätöksen hakija, Posiva Oy, on Teollisuuden Voima Oy:n ja Fortum Power and Heat Oy:n yhteisesti perustama ja omistama (omistussuhteet 60-40 prosenttia) yhtiö, jonka päätoimialana on huolehtia omistajiensa neljän ydinvoimalaitoksen käytetyn ydinpolttoaineen huollosta voimalaitos­alueella tapahtuvan välivarastoinnin jälkeen sekä polttoainehuollon edellyttä­mä tutkimus ja kehitys.</text:p>
      <text:p text:style-name="Standard"/>
      <text:p text:style-name="Standard">Lain mukaan Suomessa syntyneet ydinjätteet on käsiteltävä, varastoitava ja sijoitettava pysyväksi tarkoitetulla tavalla Suomeen. Muualla kuin Suomessa syntyneitä ydinjätteitä ei saa käsitellä, va­rastoida tai loppusijoittaa Suomessa. Kauppa- ja teollisuusministeriön sekä Posiva Oy:n teettämien selvitysten mukaan Euroopan unioni ei voi ilman jäsenmaan omaa suostumusta velvoittaa tätä otta­maan vastaan muiden jäsenmaiden ydinjätteitä.<text:s/>Jäsenmailla on käytännössä muun muassa <text:s/>lupapro­sessien yhteydessä mahdollisuus estää ydinjätteiden tuonti alueelleen. Periaatepäätöksenkin <text:s/>mu­kaan loppusijoitustiloja voidaan rakentaa enintään Suomen nykyisten voimalaitosten jätteille. Posi­va Oy:n tavoitteena on rakentaa käytetyn ydinpolttoaineen loppusijoituslaitos Eurajoen kunnan Ol­kiluotoon. Eurajoen kunnanvaltuuston puoltava lausunto on saanut lainvoiman 17.11.2000.</text:p>
      <text:p text:style-name="Standard">Valiokunta pitää turvallisuuden kannalta ydinjätteen loppusijoitukseen tähtäävän prosessin jatka­mista parempana kuin pitkäaikaista välivarastointia, joka edellyttää jatkuvaa huoltoa ja valvontaa. Loppusijoitusta peruskallioon ei ole maailmalla missään vielä toteutettu, vaan useissa maissa teh­dään jatkuvaa tutkimusta ja haetaan konkreettisia ratkaisuja. Loppusijoitusratkaisun kehittämisessä peruskallioon Suomi on ensimmäisiä maita maailmassa. Prosessin jatkuminen keskeytyksittä on tärkeää, jolloin tiedoille ja menetelmille saattaa avautua vientimahdollisuuksia. Osallistumisella<text:s/><text:soft-page-break/>kansainväliseen yhteistyöhön saadaan lisää tietoa. Jatkuvalla tutkimuksella ja teknillisten ratkaisu­jen hakemisella kotimaassa kehitytään alan hallitsevana osaajana.</text:p>
      <text:p text:style-name="Standard"/>
      <text:p text:style-name="Standard">Käytetyn ydinpolttoaineen loppusijoituksen turvallisuudesta annetun valtioneuvoston päätöksen mukaan loppusijoituslaitoksen käytöstä ei saa aiheutua laitoksen henkilöstön tai muiden ihmisten terveyttä vaarantavaa säteilyaltistusta eikä vahinkoa ympäristölle tai omaisuudelle. Loppusijoitus tulee suunnitella siten, että pitkäaikaisturvallisuuden varmistaminen ei edellytä loppusijoituspaikan valvontaa ja että loppusijoitustila on avattavissa, mikäli kehittynyt tekniikka tekee sen tarkoituk­senmukaiseksi. Päätöksessä säädetään yksityiskohtaisesti turvallisuusvaatimuksista.</text:p>
      <text:p text:style-name="Standard"/>
      <text:p text:style-name="Standard">Nykyisen tiedon mukaan<text:s/>turvallisin ja tarkoituksenmukaisin tapa on eristää käytetty ydinpolttoaine sijoittamalla se lopulliseksi tarkoitetulla tavalla syvälle kallioperään. Mutta muun muassa säteily­turvakeskus toteaa lausunnossaan, että loppusijoituksen turvallisuutta ei vielä<text:s/>ole osoitettu sillä varmuudella kuin rakentamisluvan yhteydessä on edellytettävä. Valiokunta pitää välttämättömänä, että loppusijoitusta tutkitaan ja kehitetään edelleen turvallisuuden varmistamiseksi viimeisimmän tiedon mukaiseksi.</text:p>
      <text:p text:style-name="Standard"/>
      <text:p text:style-name="Standard">Valiokunta esittää, että eduskunta hyväksyy lausuman eduskunnalle annettavasta selvityksestä lop­pusijoituksen turvallisuudesta (Valiokunnan lausumaehdotus).</text:p>
      <text:p text:style-name="Standard"/>
      <text:h text:style-name="Heading1" text:outline-level="1">Valtion ydinjätehuoltorahasto</text:h>
      <text:p text:style-name="Standard"/>
      <text:p text:style-name="Standard">Ydinjätehuollon kustannuksiin varautumista varten on valtion tulo- ja menoarvion ulkopuolella valtion ydinjätehuoltorahasto. Rahasto on kauppa- ja teollisuusministeriön alainen ja sen hoidossa.</text:p>
      <text:p text:style-name="Standard">Rahaston toimintaa säännellään ydinenergialailla ja -asetuksella, valtion ydinjätehuoltorahastosta annetulla asetuksella sekä valtion ydinjätehuoltorahaston varoista annettavien lainojen yleisistä eh­doista annetulla valtioneuvoston päätöksellä. Rahaston kirjanpito on pidettävä valtiovarainministe­riön määräämällä tavalla.</text:p>
      <text:p text:style-name="Standard"/>
      <text:p text:style-name="Standard">Laissa omaksutun ydinjätteen tuottajan aiheuttamisperiaatteen toteuttamiseksi ja yhteiskunnan edun turvaamiseksi katsottiin välttämättömäksi perustaa valtion talousarvion ulkopuolinen rahasto huo­lehtimaan siitä, että ydinjätehuollon edellyttämät varat ovat varmuudella olemassa ja käytettävissä silloin, kun ydinjätehuollon toimenpiteet on tehtävä.</text:p>
      <text:p text:style-name="Standard"/>
      <text:p text:style-name="Standard">Valtion ydinjätehuoltorahaston tehtävänä on osallistua jätehuoltovelvollisen varautumisvelvollisuu­den määräämiseen, huolehtia osaltaan varautumisvelvollisuuden täyttämisestä sekä säilyttää ja si­joittaa saamansa varat. Ydinenergialain<text:s/>mukaan kullakin jätehuoltovelvollisella on oikeus saada turvaavia vakuuksia vastaan lainaa määräajaksi valtion ydinjätehuoltorahastosta. Jätehuoltovelvolli­sella rahastosta lainassa oleva määrä ei kuitenkaan saa ylittää 75 prosenttia tämän viimeksi vahvis­tetusta rahasto-osuudesta. Jätehuoltovelvollisen osakkeenomistajat voivat lainata sen määrän, jota jätehuoltovelvollinen itse ei lainaa.</text:p>
      <text:p text:style-name="Standard"/>
      <text:p text:style-name="Standard">Ne rahaston varat, joita ei ole lainattu jätehuoltovelvollisille tai niiden osakkeenomistajille, voidaan<text:s/>lainata valtiolle samalla korolla.</text:p>
      <text:p text:style-name="Standard"/>
      <text:p text:style-name="Standard">Rahastosta annettavan lainan korko on sidottava markkinoilla yleisesti noteerattavaan korkoon. Valtioneuvoston päätöksellä säädetään erikseen, mihin markkinakorkoon lainat sidotaan. Voimassa olevan päätöksen mukaan korko on kahdentoista kuukauden euriborkorko vähennettynä 0,15 pro­senttiyksiköllä. Korko tarkistetaan vuosittain.</text:p>
      <text:p text:style-name="Standard"/>
      <text:soft-page-break/>
      <text:p text:style-name="Standard">Jos jätehuoltovelvolliset, niiden osakkeenomistajat tai valtio eivät käytä lainausoikeuttansa joltain osin, on rahaston sijoitettava käyttämättä jääneet varat turvaavia vakuuksia vastaan muulla parhaan mahdollisen tuoton antavalla tavalla. Vakuudeksi kauppa- ja teollisuusministeriö voi hyväksyä vain vakuutusyhtiön antaman luottovakuutuksen, suomalaisen pankin antaman omavelkaisen takauksen tai sellaisen kiinteistökiinnityksen tai suomalaisen yhteisön antaman omavelkaisen takauksen, jonka valtioneuvosto on hyväksynyt luotettavuudeltaan edellä mainittujen vakuuksien veroisiksi. Ydin­voimala ei voi olla vakuutena. Vakuuden arvo on enintään 75 prosenttia käyvästä arvosta. Lainat erääntyvät vuosittain, jolloin tarkistetaan niiden vakuuksien arvot.</text:p>
      <text:p text:style-name="Standard"/>
      <text:p text:style-name="Standard">Lainaus- ja sijoitustoiminnassa rahaston on huolehdittava siitä, että varat ovat tarvittaessa saatavissa rahaston käyttöön, mikäli ydinjätehuolto sitä vaatii. Jos valtio joutuu jätehuoltovelvollisen sijasta huolehtimaan ydinjätehuollon toimenpiteistä, rahaston on maksettava niistä valtiolle korvaus sitä mukaa kuin ydinjätehuolto edistyy.</text:p>
      <text:p text:style-name="Standard"/>
      <text:p text:style-name="Standard">Ydinenergialain tarkoittamia jätehuoltovelvollisia ovat Fortum Power and Heat Oy, Teollisuuden Voima Oy ja Valtion teknillinen tutkimuskeskus. Kunkin ydinjätteen tuottajan on suoritettava ydinjätehuoltomaksuja valtion ydinjätehuoltorahastoon, joka hallinnoi kerättyjä varoja ja huolehtii siitä, että ne ovat aikanaan käytettävissä ydinjätehuollon kustannuksiin. Vastuumäärän arvioinnin on perustuttava sellaisiin ydinjätehuollon perusratkaisuihin, jotka voidaan arviointihetkellä käytet­tävissä olevien tietojen nojalla katsoa sellaisiksi, että ydinjätehuolto on niiden pohjalta toteutettavis­sa.</text:p>
      <text:p text:style-name="Standard"/>
      <text:p text:style-name="Standard">Vuoden 2000 lopussa valtion ydinjätehuoltorahaston pääoma oli noin 6 600 miljoonaa markkaa. Valiokunta tähdentää, että ydinjätehuoltorahastossa on oltava riittävä pääoma arvioitujen kustan­nusten kattamiseen. Varat tulee kerätä käynnissä olevien ydinvoimalaitosten sähkön käyttäjiltä niin, että loppusijoituskustannukset eivät laitosten toiminnan loputtua jää tulevien sukupolvien maksetta­viksi.</text:p>
      <text:p text:style-name="Standard"/>
      <text:h text:style-name="Heading1" text:outline-level="1">Ympäristövaliokunnan lausunto</text:h>
      <text:p text:style-name="Standard"/>
      <text:p text:style-name="Standard">Ympäristövaliokunta on käsitellyt valtioneuvoston periaatepäätöksen hyväksyttävyyttä ensi sijassa ydinjätteen loppusijoituslaitoksen ympäristövaikutusten ja turvallisuuden kannalta. Näistä lähtö­kohdista ympäristövaliokunta puoltaa periaatepäätöksen hyväksymistä.Talousvaliokunta viittaa tältä osin ympäristövaliokunnan<text:s/>lausuntoon.</text:p>
      <text:p text:style-name="Standard"/>
      <text:p text:style-name="Standard">Valiokunta täydentää ympäristövaliokunnan lausuntoa seuraavilta osin.</text:p>
      <text:p text:style-name="Standard"/>
      <text:p text:style-name="Standard">Käytetyn ydinpolttoaineen loppusijoituksen turvallisuudesta annetun valtioneuvoston päätöksen mukaan loppusijoituksen tulee perustua toisiaan varmistaviin vapautumisesteisiin siten, että yhden vapautumisesteen toimintakyvyn vajavuus tai ennustettavissa oleva geologinen muutos ei vaaranna pitkäaikaisturvallisuutta. Vapautumisesteiden on tehokkaasti estettävä loppusijoitettujen radioaktii­visten aineiden vapautumista kallioperään ja siinä oleviin halkeamiin vähintään usean tuhannen vuoden ajan.</text:p>
      <text:p text:style-name="Standard"/>
      <text:p text:style-name="Standard">Yksi tekninen vapautumiseste on bentoniittipuskuri jätekapselin ympärillä. Bentoniitti on geologi­nen termi vulkaanista alkuperää olevalle smektiittirikkaalle savelle. Suomen loppusijoitusratkaisus­sa on referenssimateriaalina käytetty kaupallista bentoniittia, jonka toiminta loppusijoitustilan päästöesteenä perustuu pääasiassa sen sisältämään smektiittikomponentin edullisiin ominaisuuksiin. Bentoniittisavi vähentää veden liikkuvuutta<text:s/>ja vuodon tapahtuessa pidättää radioaktiivisten aineiden<text:s/><text:soft-page-break/>kulkeutumista. Kupari-rautakapseleiden ja kallion väliin tiheäksi puristettu bentoniitti suojaa kap­seleita myös mahdollisilta kallioperän liikkeiltä ja vähentää syövyttävien aineiden pääsyä kosketuk­siin kapselin kanssa.</text:p>
      <text:p text:style-name="Standard"/>
      <text:p text:style-name="Standard">Täyteaineeksi on valittu bentoniitti, koska se on luonnonmateriaali, jonka pitkäaikaiskäyttäytymi­nen on riittävästi ennustettavissa. Bentoniitti on joustava ja sopii kuumaan ympäristöön. Siihen ei liity sellaisia halkeiluun tai kuumuuteen liittyviä ongelmia kuten esimerkiksi betoniin ja bitumiin.</text:p>
      <text:p text:style-name="Standard"/>
      <text:p text:style-name="Standard">Bentoniitin paisuntapaine- ja vedenjohtavuusominaisuudet riippuvat pohjaveden suolaisuudesta. Noin 500 metrin syvyyteen Olkiluodon kallioperään rakennettava loppusijoitustila on suunniteltu toimimaan hyvin ainakin pohjavedessä, jonka suolapitoisuus voi vaihdella alle yhdestä grammasta litrassa 35 grammaan litrassa. Näissä olosuhteissa bentoniitti säilyttää nykyisen tutkimustiedon mu­kaan tarvittavat paisuntaominaisuutensa.</text:p>
      <text:p text:style-name="Standard"/>
      <text:p text:style-name="Standard">Merkittävin<text:s/>pohjaveden suolaisuuteen liittyvä lisäselvityksiä vaativa asia on suolaisuuden vaikutus loppusijoitustunneleiden täyteaineeseen, joksi on suunniteltu seosta, joka sisältää kivimursketta ja bentoniittisavea. Suolaisessa pohjavesiympäristössä tällaisen seoksen tiivistysominaisuudet voivat olla heikommat kuin makeassa vedessä. Tämän vuoksi on tarpeen tutkia muita tunnelien sulkemis­vaihtoehtoja. Lupaavin vaihtoehtoinen täyteaine on sekakerrosrakenteinen luonnonsavi. Tunnelit on mahdollista täyttää myös pelkällä kivimurskeella ja katkaista pohjaveden kulkureitit sulkuraken­teilla.</text:p>
      <text:p text:style-name="Standard"/>
      <text:p text:style-name="Standard">Olkiluodon saari kohosi merestä noin 2500-3000 vuotta sitten. Sen pohjaveden kerroksellinen ra­kenne heijastelee ilmaston ja vedenpinnan korkeuden vaihteluja Itämeren jääkauden jälkeisissä <text:s/>kehitysvaiheissa ja jopa viimeisintä jääkautta edeltäneitä oloja. Makeaa pohjavettä (liuenneita suo­loja alle yksi gramma litrassa) esiintyy noin 150 metrin syvyyteen asti, murtovettä (1-10 g/l) 100-400 metrin syvyydessä ja sitä syvemmällä suolaista vettä (yli 10 g/l). Pohjaveden suolaisuus loppu­sijoitussyvyydellä 400-700 metrissä on 10-25 g/l.</text:p>
      <text:p text:style-name="Standard"/>
      <text:p text:style-name="Standard">Loppusijoitustunnelit täytetään täyteaineella sitä mukaa kuin kapseleita sijoitetaan. Kun kaikki käytetty ydinpolttoaine on loppusijoitettu ja<text:s/>sijoitustunnelit täytetty, alkaa kapselointilaitoksen ra­dioaktiivisten osien purku ja siirto sitä varten louhittuihin tiloihin. Tämän jälkeen puretaan kaikki käytönaikaiset järjestelmät ja täytetään loput tunnelit ja kuilut. Kun loppusijoitustilat on suljettu, voidaan maa-alue palauttaa luonnontilaan. Loppusijoitus on suunniteltu siten, että sen jälkeen kun yhteydet loppusijoitustunneleihin on suljettu, tarvetta jälkivalvontaan tai muuhun huolehtimiseen ei ole. Tarvittaessa loppusijoitusalueen valvonta voitaneen järjestää varsin yksinkertaisesti ja kohtuul­lisin kustannuksin.</text:p>
      <text:p text:style-name="Standard"/>
      <text:p text:style-name="Standard">Loppusijoituksen tarkoituksena on jätteiden pysyvä ja lopullinen sijoittaminen. Loppusijoitettujen kapseleiden palautus maan pinnalle on teknisesti mahdollista hankkeen kaikissa vaiheissa. Kun kap­seli on täytetty, muttei vielä loppusijoitettu, kapseli voidaan purkaa kapselointilaitoksessa. Jos kap­seli on asennettu sijoitusreikään ja sijoitustunneli on suljettu, kapseli voidaan poistaa purkamalla tunnelin sulkurakenne, kaivamalla tunnelin täyttömateriaali pois ja käsittelemällä bentoniittia siten, että kapseli voidaan irrottaa sen sisästä. Mikäli koko loppusijoitustila on suljettu, kuilujen ja kes­kustunnelin sulkurakenteet ja täyttömateriaalit on poistettava ennen kapselin palauttamista.</text:p>
      <text:p text:style-name="Standard"/>
      <text:p text:style-name="Standard">Tehdyt selvitykset osoittavat, että loppusijoitustilan avaaminen on mahdollista nykyisellä teknii­kalla. Posiva Oy valmistautuu esittämään avaamiseen tarvittavasta tekniikasta yksityiskohtaisen selvityksen rakentamislupahakemuksen yhteydessä.</text:p>
      <text:p text:style-name="Standard"/>
      <text:soft-page-break/>
      <text:p text:style-name="Standard">Säteilyturvakeskuksen lausunnon mukaan palautustarpeen syntyminen turvallisuussyistä vaikuttaa erittäin epätodennäköiseltä.</text:p>
      <text:p text:style-name="Standard"/>
      <text:p text:style-name="Standard">Jos tulevaisuudessa tekniikka kehittyy niin, että käytetyn ydinpolttoaineen palauttaminen jälleenkä­siteltäväksi ja -käytettäväksi kannattaa taloudellisesti, valiokunnan käsityksen mukaan palautus­kustannukset maksaa se, joka haluaa hyödyntää palautuksen.</text:p>
      <text:p text:style-name="Standard"/>
      <text:p text:style-name="Standard">Loppusijoituslaitoksen toiminta-aika päättyy aikaisintaan vuonna 2040 ja viimeistään vuonna 2100 riippuen siitä, kuinka kauan Suomessa käytetään ydinvoimaa. Hankkeen toteutuessa suunnitelmien mukaan jälkivalvontaan ei pitäisi olla tarvetta, eikä loppusijoitustilaa sulkemisen jälkeen tarvitse avata turvallisuussyistä, jolloin valtiolle ei myöskään synny kustannuksia.</text:p>
      <text:p text:style-name="Standard"/>
      <text:p text:style-name="Standard">Käytetyn polttoaineen loppusijoitushankkeen edetessä viranomaisilla on mahdollisuus puuttua tur­vallisuusnäkökohtiin. Loppusijoituksen vaiheittainen eteneminen jättää myös mahdollisuuden päät­tää käytetyn ydinpolttoaineen muunlaisesta käsittelystä, mikäli siihen ilmenee tarvetta tulevaisuu­dessa. Posiva Oy:n periaatepäätöshakemuksessakin todetaan, että loppusijoitusratkaisu jättää käy­tännössä joka tapauksessa vielä vuosikymmeniä aikaa loppusijoitusmenetelmän jatkokehitykselle samoin kuin mahdolliselle harkinnalle suunnitelmien muuttamisesta. Talousvaliokunta pitää tärkeä­nä, että eduskunta pidetään tietoisena loppusijoitushankkeen etenemisestä.</text:p>
      <text:p text:style-name="Standard"/>
      <text:h text:style-name="Heading1" text:outline-level="1">Päätösehdotus</text:h>
      <text:p text:style-name="Standard"/>
      <text:p text:style-name="Standard">Edellä esitetyn perusteella talousvaliokunta kunnioittavasti ehdottaa,</text:p>
      <text:p text:style-name="Standard"/>
      <text:p text:style-name="Standard"><text:s text:c="6"/>että valtioneuvoston periaatepäätös<text:s/>21 päivänä joulukuuta 2000 Posiva Oy:n hakemukseen</text:p>
      <text:p text:style-name="Standard"><text:s text:c="6"/>Suomessa tuotetun käytetyn ydinpolttoaineen loppusijoituslaitoksen rakentamisesta jää</text:p>
      <text:p text:style-name="Standard"><text:s text:c="6"/>sellaisenaan voimaan ja</text:p>
      <text:p text:style-name="Standard"/>
      <text:p text:style-name="Standard"><text:s text:c="6"/>että hyväksytään yksi lausuma (Valiokunnan lausumaehdotus).</text:p>
      <text:p text:style-name="Standard"/>
      <text:p text:style-name="Standard"><text:s/>Valiokunnan<text:s/>lausumaehdotus</text:p>
      <text:p text:style-name="Standard"><text:s text:c="5"/>Eduskunta edellyttää, että valtioneuvosto antaa eduskunnalle selvityksen ennen</text:p>
      <text:p text:style-name="Standard"><text:s text:c="5"/>rakentamisluvan myöntämistä tämän periaatepäätöksen jälkeen saadusta uudesta</text:p>
      <text:p text:style-name="Standard"><text:s text:c="5"/>tutkimustiedosta ja teknillisestä kehityksestä ydinjätteen loppusijoituksen turvallisuuden</text:p>
      <text:p text:style-name="Standard"><text:s text:c="5"/>varmistamiseksi.</text:p>
      <text:p text:style-name="Standard"/>
      <text:p text:style-name="Standard"/>
      <text:p text:style-name="Standard"><text:s/>Helsingissä 3 päivänä toukokuuta 2001</text:p>
      <text:p text:style-name="Standard"/>
      <text:p text:style-name="Standard"><text:s/>Asian ratkaisevaan käsittelyyn valiokunnassa ovat ottaneet osaa</text:p>
      <text:p text:style-name="Standard"/>
      <text:section text:name="Sect1" text:style-name="S1">
        <text:p text:style-name="Standard"><text:s text:c="11"/>pj. Leena Luhtanen /sd</text:p>
        <text:p text:style-name="Standard"><text:s text:c="11"/>vpj. Mari Kiviniemi /kesk</text:p>
        <text:p text:style-name="Standard"><text:s text:c="11"/><text:span text:style-name="T6">jäs. Janina<text:s/></text:span><text:span text:style-name="T7">Anders</text:span><text:span text:style-name="T8">­son /vihr</text:span></text:p>
        <text:p text:style-name="P9"><text:s text:c="11"/>Jouni Backman /sd</text:p>
        <text:p text:style-name="Standard"><text:span text:style-name="T10"><text:s text:c="11"/></text:span>Klaus Hellberg /sd</text:p>
        <text:p text:style-name="Standard"><text:s text:c="11"/>Susanna Huovinen /sd</text:p>
        <text:p text:style-name="Standard"><text:s text:c="11"/>Mikko Immonen /vas</text:p>
        <text:p text:style-name="Standard"><text:s text:c="11"/>Reijo Kallio /sd</text:p>
        <text:p text:style-name="Standard"><text:s text:c="11"/>Marja-Leena Kemp­painen /skl</text:p>
        <text:p text:style-name="Standard"><text:s text:c="11"/>Kalervo Kummola /kok</text:p>
        <text:p text:style-name="Standard"><text:s text:c="11"/>Pekka Kuosmanen /kok</text:p>
        <text:p text:style-name="Standard"><text:s text:c="11"/>Mika Lintilä /kesk</text:p>
        <text:p text:style-name="Standard"><text:s text:c="11"/>Olli Nepponen /kok</text:p>
        <text:p text:style-name="Standard"><text:s text:c="11"/>Antti Rantakangas /kesk</text:p>
        <text:p text:style-name="Standard"><text:s text:c="11"/>Ola Rosendahl /r</text:p>
        <text:p text:style-name="Standard"><text:s text:c="11"/>Mauri Salo /kesk</text:p>
        <text:p text:style-name="Standard"><text:s text:c="11"/>Juhani Sjöblom /kok</text:p>
        <text:p text:style-name="Standard"/>
        <text:p text:style-name="Standard"/>
        <text:soft-page-break/>
        <text:p text:style-name="Standard"><text:s/>Valiokunnan sihteerinä on toiminut</text:p>
        <text:p text:style-name="Standard"/>
        <text:p text:style-name="Standard"><text:s text:c="11"/>valiokuntaneuvos Eelis Roikone</text:p>
      </text:section>
      <text:section text:name="Sect2" text:style-name="S2">
        <text:p text:style-name="Standard">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Times New Roman Greek" svg:font-family="Times New Roman Greek"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keep-with-next="always"/>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New Roman" style:font-name-asian="Times New Roman Cyr" style:font-name-complex="Times New Roman Greek"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DocumentMap" style:display-name="DocumentMap" style:family="paragraph">
      <style:paragraph-properties fo:widows="2" fo:orphans="2" style:vertical-align="auto"/>
      <style:text-properties style:font-name="Times New Roman" style:font-name-asian="Times New Roman Cyr" style:font-name-complex="Times New Roman Greek" fo:font-size="10pt" style:font-size-asian="10pt" style:language-asian="fi" style:country-asian="FI" fo:hyphenate="false"/>
    </style:style>
    <style:style style:name="Footer" style:display-name="Foot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PageNumber" style:display-name="Pag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T2" style:parent-style-name="PageNumber" style:family="text">
      <style:text-properties style:language-asian="fi" style:country-asian="FI"/>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non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Frame1" text:anchor-type="paragraph" svg:x="0in" svg:y="0in" svg:width="0.01597in" svg:height="0in" style:rel-width="scale" style:rel-height="scale"><draw:text-box><text:p text:style-name="Footer"><text:span text:style-name="T2"><text:page-number text:fixed="false">8</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LOUSVALIOKUNNAN MIETINTÖ</dc:title>
    <meta:initial-creator>Petteri Suominen</meta:initial-creator>
    <dc:creator>Jarkko Päivärinta (TAU)</dc:creator>
    <meta:creation-date>2003-04-25T10:46:00Z</meta:creation-date>
    <dc:date>2020-12-01T07:24:00Z</dc:date>
    <meta:template xlink:href="Normal.dotm" xlink:type="simple"/>
    <meta:editing-cycles>4</meta:editing-cycles>
    <meta:editing-duration>PT0S</meta:editing-duration>
    <meta:user-defined meta:name="Company">Tampereen yliopisto</meta:user-defined>
    <meta:user-defined meta:name="Operator">Tommi Rikkinen</meta:user-defined>
    <meta:document-statistic meta:page-count="7" meta:paragraph-count="39" meta:word-count="2160" meta:character-count="19626" meta:row-count="145" meta:non-whitespace-character-count="17505"/>
  </office:meta>
</office:document-meta>
</file>